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Heading_20_2" style:master-page-name="HTML">
      <style:paragraph-properties style:page-number="auto"/>
    </style:style>
    <style:style style:name="P3" style:family="paragraph" style:parent-style-name="Text_20_body" style:list-style-name="L1"/>
    <style:style style:name="P4" style:family="paragraph" style:parent-style-name="Text_20_body">
      <style:text-properties style:font-name="Calibri" fo:font-size="14pt" fo:font-weight="bold" officeooo:rsid="000639a3" officeooo:paragraph-rsid="000639a3" style:font-size-asian="12.25pt" style:font-weight-asian="bold" style:font-size-complex="14pt" style:font-weight-complex="bold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fr1" style:family="graphic" style:parent-style-name="Graphics">
      <style:graphic-properties fo:margin-left="0.0417in" fo:margin-right="0.0417in" fo:margin-top="0.0417in" fo:margin-bottom="0.0417in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Contents</text:h>
      <text:list xml:id="list371864626" text:style-name="L1">
        <text:list-item>
          <text:p text:style-name="P5"><text:a xlink:type="simple" xlink:href="#2" text:style-name="Internet_20_link" text:visited-style-name="Visited_20_Internet_20_Link">Query user for logfile</text:a></text:p>
        </text:list-item>
        <text:list-item>
          <text:p text:style-name="P5"><text:a xlink:type="simple" xlink:href="#3" text:style-name="Internet_20_link" text:visited-style-name="Visited_20_Internet_20_Link">Separate raw, bandpassed, and motion filtered data from scn structure</text:a></text:p>
        </text:list-item>
        <text:list-item>
          <text:p text:style-name="P5"><text:a xlink:type="simple" xlink:href="#4" text:style-name="Internet_20_link" text:visited-style-name="Visited_20_Internet_20_Link">Pull out the raw scans (if saved)</text:a></text:p>
        </text:list-item>
        <text:list-item>
          <text:p text:style-name="P3"><text:a xlink:type="simple" xlink:href="#5" text:style-name="Internet_20_link" text:visited-style-name="Visited_20_Internet_20_Link">Create the waterfall horizontal and vertical axes</text:a></text:p>
        </text:list-item>
      </text:list>
      <text:p text:style-name="Preformatted_20_Text">% plotMrmRetLog.m</text:p>
      <text:p text:style-name="Preformatted_20_Text">% This script prompts the user for a MRM-RET logfile, reads, parses, and</text:p>
      <text:p text:style-name="Preformatted_20_Text">% produces a "waterfall plot" of the motion filtered scans and detection lists</text:p>
      <text:p text:style-name="Preformatted_20_Text">% in the logfile</text:p>
      <text:p text:style-name="P1">clear all; close all; clc %#ok&lt;*CLALL&gt;</text:p>
      <text:h text:style-name="Heading_20_2" text:outline-level="2"><text:bookmark text:name="2"/>Query user for logfile</text:h>
      <text:p text:style-name="Preformatted_20_Text">%dnm = '.'; fnm = 'MRM_002.csv';</text:p>
      <text:p text:style-name="Preformatted_20_Text">[fnmb,dnmb] = uigetfile('*.csv');</text:p>
      <text:p text:style-name="Preformatted_20_Text">fprintf('Reading logfile %s\n',fullfile(dnmb,fnmb));</text:p>
      <text:p text:style-name="Preformatted_20_Text">[cfgb,reqb,scnb,det] = readMrmRetLog(fullfile(dnmb,fnmb));</text:p>
      <text:p text:style-name="Preformatted_20_Text"/>
      <text:p text:style-name="Preformatted_20_Text">[fnmt,dnmt] = uigetfile('*.csv');</text:p>
      <text:p text:style-name="Preformatted_20_Text">fprintf('Reading logfile %s\n',fullfile(dnmt,fnmt));</text:p>
      <text:p text:style-name="P1">[cfgt,reqt,scnt,dett] = readMrmRetLog(fullfile(dnmt,fnmt));</text:p>
      <text:p text:style-name="Preformatted_20_Text">Reading logfile C:\Users\austinsbrown\Dropbox\ee384\lab8\distance003.csv</text:p>
      <text:p text:style-name="P1">Reading logfile C:\Users\austinsbrown\Dropbox\ee384\lab8\1m004.csv</text:p>
      <text:h text:style-name="Heading_20_2" text:outline-level="2"><text:bookmark text:name="3"/>Separate raw, bandpassed, and motion filtered data from scn structure</text:h>
      <text:p text:style-name="Text_20_body">(only motion filtered is used)</text:p>
      <text:h text:style-name="Heading_20_2" text:outline-level="2"><text:bookmark text:name="4"/>Pull out the raw scans (if saved)</text:h>
      <text:p text:style-name="Preformatted_20_Text">rawscansI = find([scnb.Nfilt] == 1);</text:p>
      <text:p text:style-name="Preformatted_20_Text">rawscansV_background = reshape([scnb(rawscansI).scn],[],length(rawscansI))';</text:p>
      <text:p text:style-name="Preformatted_20_Text"/>
      <text:p text:style-name="Preformatted_20_Text">rawscansI1 = find([scnt.Nfilt] == 1);</text:p>
      <text:p text:style-name="Preformatted_20_Text">rawscansV_target = reshape([scnt(rawscansI1).scn],[],length(rawscansI1))';</text:p>
      <text:p text:style-name="Preformatted_20_Text"/>
      <text:p text:style-name="P1">scan_difference = abs(rawscansV_background(1:10,:) - rawscansV_target(1:10,:));</text:p>
      <text:h text:style-name="Heading_20_2" text:outline-level="2"><text:bookmark text:name="5"/>Create the waterfall horizontal and vertical axes</text:h>
      <text:p text:style-name="Preformatted_20_Text">Tbin = 32/(512*1.024); <text:s/>% ns</text:p>
      <text:p text:style-name="Preformatted_20_Text">T0 = 0; % ns</text:p>
      <text:p text:style-name="Preformatted_20_Text">c = 0.29979; <text:s/>% m/ns</text:p>
      <text:p text:style-name="Preformatted_20_Text">Rbin = c*(Tbin*(0:size(scan_difference(1,:),2)-1) - T0)/2;% Range Bins in meters</text:p>
      <text:p text:style-name="Preformatted_20_Text"/>
      <text:p text:style-name="Preformatted_20_Text">rbin = 90;</text:p>
      <text:p text:style-name="Preformatted_20_Text">%Background plot</text:p>
      <text:p text:style-name="Preformatted_20_Text">% plot(rbin,rawscansV_background(10,:))</text:p>
      <text:p text:style-name="Preformatted_20_Text">%Taget plot</text:p>
      <text:p text:style-name="Preformatted_20_Text">figure; plot(Rbin,rawscansV_target(10,:))</text:p>
      <text:p text:style-name="Preformatted_20_Text">% Difference plot</text:p>
      <text:p text:style-name="Preformatted_20_Text"><text:soft-page-break/>figure;plot(Rbin,scan_difference(10,:))</text:p>
      <text:p text:style-name="Preformatted_20_Text"/>
      <text:p text:style-name="Preformatted_20_Text">[a,i]=max(scan_difference(10,:));</text:p>
      <text:p text:style-name="Preformatted_20_Text">distance=Rbin(i)</text:p>
      <text:p text:style-name="Preformatted_20_Text"/>
      <text:p text:style-name="P1">% 1+- .2 m</text:p>
      <text:p text:style-name="Preformatted_20_Text">distance =</text:p>
      <text:p text:style-name="Preformatted_20_Text"/>
      <text:p text:style-name="Preformatted_20_Text"><text:s text:c="4"/>1.2351</text:p>
      <text:p text:style-name="P1"/>
      <text:p text:style-name="Text_20_body"><draw:frame draw:style-name="fr1" draw:name="Image1" text:anchor-type="as-char" svg:width="4.6665in" svg:height="3.5in" draw:z-index="0"><draw:image xlink:href="../html/MRM_plotter8_01.png" xlink:type="simple" xlink:show="embed" xlink:actuate="onLoad" draw:mime-type="image/png"/></draw:frame><text:s/><draw:frame draw:style-name="fr1" draw:name="Image2" text:anchor-type="as-char" svg:width="4.6665in" svg:height="3.5in" draw:z-index="1"><draw:image xlink:href="../html/MRM_plotter8_02.png" xlink:type="simple" xlink:show="embed" xlink:actuate="onLoad" draw:mime-type="image/png"/></draw:frame><text:s/></text:p>
      <text:p text:style-name="Text_20_body"><text:line-break/><text:soft-page-break/><text:a xlink:type="simple" xlink:href="https://www.mathworks.com/products/matlab/" text:style-name="Internet_20_link" text:visited-style-name="Visited_20_Internet_20_Link">Published with MATLAB® R2020a</text:a></text:p>
      <text:p text:style-name="P4">4a. </text:p>
      <text:p text:style-name="P4">4c.</text:p>
      <text:p text:style-name="P4">5c(ii) </text:p>
      <text:p text:style-name="P4">5c(iii) </text:p>
      <text:p text:style-name="P4">5d(i) </text:p>
      <text:p text:style-name="P4">5d(ii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cronym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l" style:family="text"/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Exampl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ffff"/>
    </style:style>
  </office:automatic-styles>
  <office:master-styles>
    <style:master-page style:name="Standard" style:page-layout-name="Mpm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MRM_plotter8</dc:title>
    <meta:generator>LibreOffice/7.0.1.2$Windows_X86_64 LibreOffice_project/7cbcfc562f6eb6708b5ff7d7397325de9e764452</meta:generator>
    <dc:date>2020-10-13T11:34:57.762000000</dc:date>
    <meta:editing-duration>PT4M22S</meta:editing-duration>
    <meta:editing-cycles>2</meta:editing-cycles>
    <meta:document-statistic meta:table-count="0" meta:image-count="2" meta:object-count="0" meta:page-count="3" meta:paragraph-count="53" meta:word-count="213" meta:character-count="1827" meta:non-whitespace-character-count="1656"/>
    <meta:user-defined meta:name="DC.date">2020-10-13</meta:user-defined>
    <meta:user-defined meta:name="DC.source">MRM_plotter8.m</meta:user-defined>
  </office:meta>
</office:document-meta>
</file>